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ougar v1.10 firmware configurable parameters</text:p>
      <text:p text:style-name="P2"/>
      <text:p text:style-name="P2"/>
      <text:p text:style-name="P2">Parameter<text:tab/><text:tab/> <text:s text:c="10"/>Abbreviation<text:tab/> <text:s text:c="3"/>Range<text:tab/>Default<text:tab/>Description</text:p>
      <text:p text:style-name="P2"/>
      <text:p text:style-name="P2">Kp<text:tab/><text:tab/><text:tab/><text:tab/>kp<text:tab/><text:tab/> <text:s text:c="3"/>0 - 500<text:tab/>2<text:tab/><text:tab/>Proportional gain for motor current <text:tab/><text:tab/><text:tab/><text:tab/><text:tab/><text:tab/><text:tab/><text:tab/><text:tab/><text:tab/><text:tab/>controlling PI loop.</text:p>
      <text:p text:style-name="P2"/>
      <text:p text:style-name="P2">Ki<text:tab/><text:tab/><text:tab/><text:tab/>ki<text:tab/><text:tab/> <text:s text:c="3"/>0 - 500<text:tab/>160<text:tab/><text:tab/>Integral gain for motor current <text:tab/><text:tab/><text:tab/><text:tab/><text:tab/><text:tab/><text:tab/><text:tab/><text:tab/><text:tab/><text:tab/>controlling PI loop.</text:p>
      <text:p text:style-name="P2"/>
      <text:p text:style-name="P2">throttle_min_raw_counts<text:tab/>t-min-rc<text:tab/> <text:s text:c="3"/>0 - 1023<text:tab/>413<text:tab/><text:tab/>Raw ADC counts for floored throttle.</text:p>
      <text:p text:style-name="P2"/>
      <text:p text:style-name="P2">throttle_max_raw_counts<text:tab/>t-max-rc<text:tab/> <text:s text:c="3"/>0 - 1023<text:tab/>683<text:tab/><text:tab/>Raw ADC counts for released <text:tab/><text:tab/><text:tab/><text:tab/><text:tab/><text:tab/><text:tab/><text:tab/><text:tab/><text:tab/><text:tab/>throttle.</text:p>
      <text:p text:style-name="P2"/>
      <text:p text:style-name="P2">throttle_fault_raw_counts<text:tab/>t-fault-rc<text:tab/> <text:s text:c="3"/>0 - 1023<text:tab/>100<text:tab/><text:tab/>Raw ADC counts for throttle fault – <text:tab/><text:tab/><text:tab/><text:tab/><text:tab/><text:tab/><text:tab/><text:tab/><text:tab/><text:tab/><text:tab/>if ADC counts for throttle is &lt;= <text:tab/><text:tab/><text:tab/><text:tab/><text:tab/><text:tab/><text:tab/><text:tab/><text:tab/><text:tab/><text:tab/>throttle_fault_raw_counts for 200mS <text:s/><text:tab/><text:tab/><text:tab/><text:tab/><text:tab/><text:tab/><text:tab/><text:tab/><text:tab/><text:tab/>throttle fault is latched.</text:p>
      <text:p text:style-name="P2"/>
      <text:p text:style-name="P2">throttle_pos_gain<text:tab/><text:tab/>t-pos-gain<text:tab/> <text:s text:c="3"/>0 - 128<text:tab/>8<text:tab/><text:tab/>CR (current reference) = TR (throttle) <text:tab/><text:tab/><text:tab/><text:tab/><text:tab/><text:tab/><text:tab/><text:tab/><text:tab/><text:tab/>[0 to 511] * throttle_pos_gain / 8 - <text:tab/><text:tab/><text:tab/><text:tab/><text:tab/><text:tab/><text:tab/><text:tab/><text:tab/><text:tab/><text:tab/>PWM [0 to 511] * throttle_pwm_gain <text:tab/><text:tab/><text:tab/><text:tab/><text:tab/><text:tab/><text:tab/><text:tab/><text:tab/><text:tab/>/ 8</text:p>
      <text:p text:style-name="P2"/>
      <text:p text:style-name="P2">throttle_pwm_gain<text:tab/><text:tab/>t-pwm-gain<text:tab/> <text:s text:c="3"/>0 - 128<text:tab/>0<text:tab/><text:tab/>If throttle_pwm_gain = 0 CR (current <text:tab/><text:tab/><text:tab/><text:tab/><text:tab/><text:tab/><text:tab/><text:tab/><text:tab/><text:tab/>reference) is proportional to TR <text:tab/><text:tab/><text:tab/><text:tab/><text:tab/><text:tab/><text:tab/><text:tab/><text:tab/><text:tab/><text:tab/>(throttle). <text:s/>If <text:s/>throttle_pwm_gain &gt; 0 <text:tab/><text:tab/><text:tab/><text:tab/><text:tab/><text:tab/><text:tab/><text:tab/><text:tab/><text:tab/>CR decreases as PWM (motor <text:tab/><text:tab/><text:tab/><text:tab/><text:tab/><text:tab/><text:tab/><text:tab/><text:tab/><text:tab/><text:tab/>voltage) increases, approximating <text:tab/><text:tab/><text:tab/><text:tab/><text:tab/><text:tab/><text:tab/><text:tab/><text:tab/><text:tab/><text:tab/>Curtis 1231C behavior.</text:p>
      <text:p text:style-name="P2"/>
      <text:p text:style-name="P2">current_ramp_rate<text:tab/><text:tab/>c-rr<text:tab/><text:tab/> <text:s text:c="3"/>0 - 100<text:tab/>6<text:tab/><text:tab/>Current ramp rate in amps per <text:tab/><text:tab/><text:tab/><text:tab/><text:tab/><text:tab/><text:tab/><text:tab/><text:tab/><text:tab/><text:tab/>millisecond. <text:s/>Zero disables CR <text:tab/><text:tab/><text:tab/><text:tab/><text:tab/><text:tab/><text:tab/><text:tab/><text:tab/><text:tab/><text:tab/>(current reference) change.</text:p>
      <text:p text:style-name="P2"/>
      <text:p text:style-name="P2">rtd_period<text:tab/><text:tab/><text:tab/>rtd-period<text:tab/> <text:s text:c="3"/>0 - 32000<text:tab/>0<text:tab/><text:tab/>Period for real time data updates (in <text:tab/><text:tab/><text:tab/><text:tab/><text:tab/><text:tab/><text:tab/><text:tab/><text:tab/><text:tab/><text:tab/>milliseconds). <text:s/>Zero disables real <text:tab/><text:tab/><text:tab/><text:tab/><text:tab/><text:tab/><text:tab/><text:tab/><text:tab/><text:tab/><text:tab/>time data updates.</text:p>
      <text:p text:style-name="P2"/>
      <text:p text:style-name="P2">pwm_filter<text:tab/><text:tab/><text:tab/>pwm-filter<text:tab/> <text:s text:c="3"/>0 - 3<text:tab/><text:tab/>0<text:tab/><text:tab/>Sets the speed of the low pass filter <text:tab/><text:tab/><text:tab/><text:tab/><text:tab/><text:tab/><text:tab/><text:tab/><text:tab/><text:tab/><text:tab/>used for PWM used by <text:tab/><text:tab/><text:tab/><text:tab/><text:tab/><text:tab/><text:tab/><text:tab/><text:tab/><text:tab/><text:tab/><text:tab/>throttle_pwm_gain. 0 is slowest and 3 <text:tab/><text:tab/><text:tab/><text:tab/><text:tab/><text:tab/><text:tab/><text:tab/><text:tab/><text:tab/>is fastest.</text:p>
      <text:p text:style-name="P2"/>
      <text:p text:style-name="P2">motor_os_threshold<text:tab/><text:tab/>motor-os-th<text:tab/> <text:s text:c="3"/>0 - 9999<text:tab/>0<text:tab/><text:tab/>Threshold for motor overspeed <text:tab/><text:tab/><text:tab/><text:tab/><text:tab/><text:tab/><text:tab/><text:tab/><text:tab/><text:tab/><text:tab/>detection. Larger number means <text:tab/><text:tab/><text:tab/><text:tab/><text:tab/><text:tab/><text:tab/><text:tab/><text:tab/><text:tab/><text:tab/>higher speed.</text:p>
      <text:p text:style-name="P2"/>
      <text:p text:style-name="P2">motor_os_ftime<text:tab/><text:tab/>motor-os-ft<text:tab/> <text:s text:c="3"/>0 - 9999<text:tab/>1000<text:tab/><text:tab/>Motor overspeed fault is <text:tab/><text:tab/><text:tab/><text:tab/><text:tab/><text:tab/><text:tab/><text:tab/><text:tab/><text:tab/><text:tab/><text:tab/>automatically cleared in the specified <text:tab/><text:tab/><text:tab/><text:tab/><text:tab/><text:tab/><text:tab/><text:tab/><text:tab/><text:tab/>number of milliseconds.</text:p>
      <text:p text:style-name="P2"/>
      <text:p text:style-name="P2"><text:soft-page-break/></text:p>
      <text:p text:style-name="P2"/>
      <text:p text:style-name="P2"/>
      <text:p text:style-name="P2">motor_os_dtime<text:tab/><text:tab/>motor-os-dt<text:tab/> <text:s text:c="3"/>0 - 99<text:tab/>10<text:tab/><text:tab/>Motor overspeed detection time in <text:tab/><text:tab/><text:tab/><text:tab/><text:tab/><text:tab/><text:tab/><text:tab/><text:tab/><text:tab/><text:tab/>milliseconds. <text:s/>Motor must be in <text:tab/><text:tab/><text:tab/><text:tab/><text:tab/><text:tab/><text:tab/><text:tab/><text:tab/><text:tab/><text:tab/>overspeed state for specified time <text:tab/><text:tab/><text:tab/><text:tab/><text:tab/><text:tab/><text:tab/><text:tab/><text:tab/><text:tab/><text:tab/>before motor overspeed fault is set.</text:p>
      <text:p text:style-name="P2"/>
      <text:p text:style-name="P2">pwm_deadzone<text:tab/><text:tab/>pwm-deadzone <text:s text:c="2"/>0 - 99<text:tab/>5<text:tab/><text:tab/>Specifies at how many PWM counts <text:tab/><text:tab/><text:tab/><text:tab/><text:tab/><text:tab/><text:tab/><text:tab/><text:tab/><text:tab/>the MOSFETs begin to conduct.</text:p>
      <text:p text:style-name="P2"/>
      <text:p text:style-name="P2">motor_speed_calc_amps<text:tab/>motor-sc-amps <text:s text:c="2"/>0 - 511<text:tab/>0<text:tab/><text:tab/>Motor current (CF) must be &gt; <text:tab/><text:tab/><text:tab/><text:tab/><text:tab/><text:tab/><text:tab/><text:tab/><text:tab/><text:tab/><text:tab/>motor_speed_calc_amps to calculate <text:tab/><text:tab/><text:tab/><text:tab/><text:tab/><text:tab/><text:tab/><text:tab/><text:tab/><text:tab/>motor speed. <text:s/>Helps eliminate false <text:tab/><text:tab/><text:tab/><text:tab/><text:tab/><text:tab/><text:tab/><text:tab/><text:tab/><text:tab/><text:tab/>motor overspeed tripping when gas</text:p>
      <text:p text:style-name="P2"><text:tab/><text:tab/><text:tab/><text:tab/><text:tab/><text:tab/><text:tab/><text:tab/><text:tab/><text:tab/>pedal is released.</text:p>
      <text:p text:style-name="P2"><text:span text:style-name="T1"/></text:p>
      <text:p text:style-name="P2">battery_amps_limit<text:tab/><text:tab/>bat-amps-lim <text:s text:c="5"/>0 - 511<text:tab/>0<text:tab/><text:tab/>Battery current limit in amps. <text:s/>Zero <text:tab/><text:tab/><text:tab/><text:tab/><text:tab/><text:tab/><text:tab/><text:tab/><text:tab/><text:tab/><text:tab/>disables battery amps limiting.</text:p>
      <text:p text:style-name="P2"/>
      <text:p text:style-name="P2">precharge_time<text:tab/><text:tab/>pc-time<text:tab/> <text:s text:c="3"/>0 - 999<text:tab/>0<text:tab/><text:tab/>Capacitor bank precharge time in <text:tab/><text:tab/><text:tab/><text:tab/><text:tab/><text:tab/><text:tab/><text:tab/><text:tab/><text:tab/><text:tab/>tenths of seconds. <text:s/>Zero disables <text:tab/><text:tab/><text:tab/><text:tab/><text:tab/><text:tab/><text:tab/><text:tab/><text:tab/><text:tab/><text:tab/>precharg timer.</text:p>
      <text:p text:style-name="P2"/>
      <text:p text:style-name="P2"/>
      <text:p text:style-name="P2"/>
      <text:p text:style-name="P1">Cougar v1.10 firmware commands</text:p>
      <text:p text:style-name="P2"/>
      <text:p text:style-name="P2"/>
      <text:p text:style-name="P2">config<text:tab/><text:tab/><text:tab/><text:tab/>Shows all configurable parameters.</text:p>
      <text:p text:style-name="P2"/>
      <text:p text:style-name="P2">save<text:tab/><text:tab/><text:tab/><text:tab/>Saves all configurable parameters from volatile memory to EE Prom.</text:p>
      <text:p text:style-name="P2"/>
      <text:p text:style-name="P2">idle<text:tab/><text:tab/><text:tab/><text:tab/>Shows micro-controller idle time percentage.</text:p>
      <text:p text:style-name="P2"/>
      <text:p text:style-name="P2">restart<text:tab/><text:tab/><text:tab/><text:tab/>Restarts (resets) the micro-controller.</text:p>
      <text:p text:style-name="P2"/>
      <text:p text:style-name="P2">reset-ah<text:tab/><text:tab/><text:tab/>Resets the calculated battery amp hours mete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5T21:29:49</meta:creation-date>
    <dc:date>2010-01-12T21:56:43</dc:date>
    <meta:editing-duration>PT01H16M46S</meta:editing-duration>
    <meta:editing-cycles>52</meta:editing-cycles>
    <meta:generator>OpenOffice.org/3.0$Linux OpenOffice.org_project/300m15$Build-9379</meta:generator>
    <meta:document-statistic meta:table-count="0" meta:image-count="0" meta:object-count="0" meta:page-count="2" meta:paragraph-count="26" meta:word-count="395" meta:character-count="3103"/>
    <meta:user-defined meta:name="Info 1"/>
    <meta:user-defined meta:name="Info 2"/>
    <meta:user-defined meta:name="Info 3"/>
    <meta:user-defined meta:name="Info 4"/>
  </office:meta>
</office:document-meta>
</file>